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120"/>
    <style:style style:name="ce3" style:family="table-cell" style:parent-style-name="Default" style:data-style-name="N2"/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7"/>
  </office:automatic-styles>
  <office:body>
    <office:spreadsheet>
      <table:calculation-settings table:case-sensitive="false" table:search-criteria-must-apply-to-whole-cell="false"/>
      <table:table table:name="Excel2LaTeX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RangeAddress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CellWidth</text:p>
          </table:table-cell>
          <table:table-cell office:value-type="string" calcext:value-type="string">
            <text:p>Indent</text:p>
          </table:table-cell>
          <table:table-cell office:value-type="string" calcext:value-type="string">
            <text:p>FileName</text:p>
          </table:table-cell>
          <table:table-cell table:number-columns-repeated="1019"/>
        </table:table-row>
        <table:table-row table:style-name="ro1">
          <table:table-cell table:formula="of:=COUNT([$Länge.$B$7:.$C$56])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elle1.tex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änge" table:style-name="ta2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1020" table:default-cell-style-name="ce1"/>
        <table:table-row table:style-name="ro2">
          <table:table-cell office:value-type="string" calcext:value-type="string">
            <text:p>Länge in px</text:p>
          </table:table-cell>
          <table:table-cell office:value-type="string" calcext:value-type="string">
            <text:p>#Linie</text:p>
          </table:table-cell>
          <table:table-cell office:value-type="string" calcext:value-type="string">
            <text:p>Länge in A</text:p>
          </table:table-cell>
          <table:table-cell office:value-type="string" calcext:value-type="string">
            <text:p>gestrichen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3" table:formula="of:=[.A2]*10/256" office:value-type="float" office:value="1.484375" calcext:value-type="float">
            <text:p>1.48</text:p>
          </table:table-cell>
          <table:table-cell/>
          <table:table-cell table:style-name="ce3" table:formula="of:=IF([.D2]=&quot;&quot;;[.C2];&quot;&quot;)" office:value-type="float" office:value="1.484375" calcext:value-type="float">
            <text:p>1.48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3" table:formula="of:=[.A3]*10/256" office:value-type="float" office:value="1.1328125" calcext:value-type="float">
            <text:p>1.13</text:p>
          </table:table-cell>
          <table:table-cell/>
          <table:table-cell table:style-name="ce3" table:formula="of:=IF([.D3]=&quot;&quot;;[.C3];&quot;&quot;)" office:value-type="float" office:value="1.1328125" calcext:value-type="float">
            <text:p>1.13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3" table:formula="of:=[.A4]*10/256" office:value-type="float" office:value="0.9765625" calcext:value-type="float">
            <text:p>0.98</text:p>
          </table:table-cell>
          <table:table-cell office:value-type="string" calcext:value-type="string">
            <text:p>x</text:p>
          </table:table-cell>
          <table:table-cell table:style-name="ce3" table:formula="of:=IF([.D4]=&quot;&quot;;[.C4];&quot;&quot;)">
            <text:p/>
          </table:table-cell>
          <table:table-cell/>
          <table:table-cell office:value-type="string" calcext:value-type="string">
            <text:p>Mittelw.</text:p>
          </table:table-cell>
          <table:table-cell office:value-type="string" calcext:value-type="string">
            <text:p>SQRT(VAR)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style-name="ce3" table:formula="of:=[.A5]*10/256" office:value-type="float" office:value="1.5234375" calcext:value-type="float">
            <text:p>1.52</text:p>
          </table:table-cell>
          <table:table-cell/>
          <table:table-cell table:style-name="ce3" table:formula="of:=IF([.D5]=&quot;&quot;;[.C5];&quot;&quot;)" office:value-type="float" office:value="1.5234375" calcext:value-type="float">
            <text:p>1.52</text:p>
          </table:table-cell>
          <table:table-cell/>
          <table:table-cell table:style-name="ce3" table:formula="of:=AVERAGE([.E2:.E56])" office:value-type="float" office:value="1.328125" calcext:value-type="float">
            <text:p>1.33</text:p>
          </table:table-cell>
          <table:table-cell table:style-name="ce3" table:formula="of:=SQRT(VAR([.E2:.E56]))" office:value-type="float" office:value="0.269341127303542" calcext:value-type="float">
            <text:p>0.27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style-name="ce3" table:formula="of:=[.A6]*10/256" office:value-type="float" office:value="1.4453125" calcext:value-type="float">
            <text:p>1.45</text:p>
          </table:table-cell>
          <table:table-cell/>
          <table:table-cell table:style-name="ce3" table:formula="of:=IF([.D6]=&quot;&quot;;[.C6];&quot;&quot;)" office:value-type="float" office:value="1.4453125" calcext:value-type="float">
            <text:p>1.45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3" table:formula="of:=[.A7]*10/256" office:value-type="float" office:value="1.3671875" calcext:value-type="float">
            <text:p>1.37</text:p>
          </table:table-cell>
          <table:table-cell/>
          <table:table-cell table:style-name="ce3" table:formula="of:=IF([.D7]=&quot;&quot;;[.C7];&quot;&quot;)" office:value-type="float" office:value="1.3671875" calcext:value-type="float">
            <text:p>1.37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3" table:formula="of:=[.A8]*10/256" office:value-type="float" office:value="0.859375" calcext:value-type="float">
            <text:p>0.86</text:p>
          </table:table-cell>
          <table:table-cell office:value-type="string" calcext:value-type="string">
            <text:p>x</text:p>
          </table:table-cell>
          <table:table-cell table:style-name="ce3" table:formula="of:=IF([.D8]=&quot;&quot;;[.C8];&quot;&quot;)">
            <text:p/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style-name="ce3" table:formula="of:=[.A9]*10/256" office:value-type="float" office:value="1.40625" calcext:value-type="float">
            <text:p>1.41</text:p>
          </table:table-cell>
          <table:table-cell/>
          <table:table-cell table:style-name="ce3" table:formula="of:=IF([.D9]=&quot;&quot;;[.C9];&quot;&quot;)" office:value-type="float" office:value="1.40625" calcext:value-type="float">
            <text:p>1.41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3" table:formula="of:=[.A10]*10/256" office:value-type="float" office:value="0.9375" calcext:value-type="float">
            <text:p>0.94</text:p>
          </table:table-cell>
          <table:table-cell office:value-type="string" calcext:value-type="string">
            <text:p>x</text:p>
          </table:table-cell>
          <table:table-cell table:style-name="ce3" table:formula="of:=IF([.D10]=&quot;&quot;;[.C10];&quot;&quot;)">
            <text:p/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3" table:formula="of:=[.A11]*10/256" office:value-type="float" office:value="1.5625" calcext:value-type="float">
            <text:p>1.56</text:p>
          </table:table-cell>
          <table:table-cell/>
          <table:table-cell table:style-name="ce3" table:formula="of:=IF([.D11]=&quot;&quot;;[.C11];&quot;&quot;)" office:value-type="float" office:value="1.5625" calcext:value-type="float">
            <text:p>1.56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3" table:formula="of:=[.A12]*10/256" office:value-type="float" office:value="0.9375" calcext:value-type="float">
            <text:p>0.94</text:p>
          </table:table-cell>
          <table:table-cell office:value-type="string" calcext:value-type="string">
            <text:p>x</text:p>
          </table:table-cell>
          <table:table-cell table:style-name="ce3" table:formula="of:=IF([.D12]=&quot;&quot;;[.C12];&quot;&quot;)">
            <text:p/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3" table:formula="of:=[.A13]*10/256" office:value-type="float" office:value="1.25" calcext:value-type="float">
            <text:p>1.25</text:p>
          </table:table-cell>
          <table:table-cell/>
          <table:table-cell table:style-name="ce3" table:formula="of:=IF([.D13]=&quot;&quot;;[.C13];&quot;&quot;)" office:value-type="float" office:value="1.25" calcext:value-type="float">
            <text:p>1.25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3" table:formula="of:=[.A14]*10/256" office:value-type="float" office:value="0.859375" calcext:value-type="float">
            <text:p>0.86</text:p>
          </table:table-cell>
          <table:table-cell office:value-type="string" calcext:value-type="string">
            <text:p>x</text:p>
          </table:table-cell>
          <table:table-cell table:style-name="ce3" table:formula="of:=IF([.D14]=&quot;&quot;;[.C14];&quot;&quot;)">
            <text:p/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style-name="ce3" table:formula="of:=[.A15]*10/256" office:value-type="float" office:value="1.328125" calcext:value-type="float">
            <text:p>1.33</text:p>
          </table:table-cell>
          <table:table-cell/>
          <table:table-cell table:style-name="ce3" table:formula="of:=IF([.D15]=&quot;&quot;;[.C15];&quot;&quot;)" office:value-type="float" office:value="1.328125" calcext:value-type="float">
            <text:p>1.33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3" table:formula="of:=[.A16]*10/256" office:value-type="float" office:value="1.3671875" calcext:value-type="float">
            <text:p>1.37</text:p>
          </table:table-cell>
          <table:table-cell/>
          <table:table-cell table:style-name="ce3" table:formula="of:=IF([.D16]=&quot;&quot;;[.C16];&quot;&quot;)" office:value-type="float" office:value="1.3671875" calcext:value-type="float">
            <text:p>1.37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style-name="ce3" table:formula="of:=[.A17]*10/256" office:value-type="float" office:value="1.484375" calcext:value-type="float">
            <text:p>1.48</text:p>
          </table:table-cell>
          <table:table-cell/>
          <table:table-cell table:style-name="ce3" table:formula="of:=IF([.D17]=&quot;&quot;;[.C17];&quot;&quot;)" office:value-type="float" office:value="1.484375" calcext:value-type="float">
            <text:p>1.48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style-name="ce3" table:formula="of:=[.A18]*10/256" office:value-type="float" office:value="1.40625" calcext:value-type="float">
            <text:p>1.41</text:p>
          </table:table-cell>
          <table:table-cell/>
          <table:table-cell table:style-name="ce3" table:formula="of:=IF([.D18]=&quot;&quot;;[.C18];&quot;&quot;)" office:value-type="float" office:value="1.40625" calcext:value-type="float">
            <text:p>1.41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style-name="ce3" table:formula="of:=[.A19]*10/256" office:value-type="float" office:value="0.9375" calcext:value-type="float">
            <text:p>0.94</text:p>
          </table:table-cell>
          <table:table-cell office:value-type="string" calcext:value-type="string">
            <text:p>x</text:p>
          </table:table-cell>
          <table:table-cell table:style-name="ce3" table:formula="of:=IF([.D19]=&quot;&quot;;[.C19];&quot;&quot;)">
            <text:p/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style-name="ce3" table:formula="of:=[.A20]*10/256" office:value-type="float" office:value="1.328125" calcext:value-type="float">
            <text:p>1.33</text:p>
          </table:table-cell>
          <table:table-cell/>
          <table:table-cell table:style-name="ce3" table:formula="of:=IF([.D20]=&quot;&quot;;[.C20];&quot;&quot;)" office:value-type="float" office:value="1.328125" calcext:value-type="float">
            <text:p>1.33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table:style-name="ce3" table:formula="of:=[.A21]*10/256" office:value-type="float" office:value="0.78125" calcext:value-type="float">
            <text:p>0.78</text:p>
          </table:table-cell>
          <table:table-cell office:value-type="string" calcext:value-type="string">
            <text:p>x</text:p>
          </table:table-cell>
          <table:table-cell table:style-name="ce3" table:formula="of:=IF([.D21]=&quot;&quot;;[.C21];&quot;&quot;)">
            <text:p/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style-name="ce3" table:formula="of:=[.A22]*10/256" office:value-type="float" office:value="1.5234375" calcext:value-type="float">
            <text:p>1.52</text:p>
          </table:table-cell>
          <table:table-cell/>
          <table:table-cell table:style-name="ce3" table:formula="of:=IF([.D22]=&quot;&quot;;[.C22];&quot;&quot;)" office:value-type="float" office:value="1.5234375" calcext:value-type="float">
            <text:p>1.52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style-name="ce3" table:formula="of:=[.A23]*10/256" office:value-type="float" office:value="1.328125" calcext:value-type="float">
            <text:p>1.33</text:p>
          </table:table-cell>
          <table:table-cell office:value-type="string" calcext:value-type="string">
            <text:p>x</text:p>
          </table:table-cell>
          <table:table-cell table:style-name="ce3" table:formula="of:=IF([.D23]=&quot;&quot;;[.C23];&quot;&quot;)">
            <text:p/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style-name="ce3" table:formula="of:=[.A24]*10/256" office:value-type="float" office:value="1.25" calcext:value-type="float">
            <text:p>1.25</text:p>
          </table:table-cell>
          <table:table-cell/>
          <table:table-cell table:style-name="ce3" table:formula="of:=IF([.D24]=&quot;&quot;;[.C24];&quot;&quot;)" office:value-type="float" office:value="1.25" calcext:value-type="float">
            <text:p>1.25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3" table:formula="of:=[.A25]*10/256" office:value-type="float" office:value="0.859375" calcext:value-type="float">
            <text:p>0.86</text:p>
          </table:table-cell>
          <table:table-cell office:value-type="string" calcext:value-type="string">
            <text:p>x</text:p>
          </table:table-cell>
          <table:table-cell table:style-name="ce3" table:formula="of:=IF([.D25]=&quot;&quot;;[.C25];&quot;&quot;)">
            <text:p/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3" table:formula="of:=[.A26]*10/256" office:value-type="float" office:value="1.171875" calcext:value-type="float">
            <text:p>1.17</text:p>
          </table:table-cell>
          <table:table-cell/>
          <table:table-cell table:style-name="ce3" table:formula="of:=IF([.D26]=&quot;&quot;;[.C26];&quot;&quot;)" office:value-type="float" office:value="1.171875" calcext:value-type="float">
            <text:p>1.17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style-name="ce3" table:formula="of:=[.A27]*10/256" office:value-type="float" office:value="1.5234375" calcext:value-type="float">
            <text:p>1.52</text:p>
          </table:table-cell>
          <table:table-cell/>
          <table:table-cell table:style-name="ce3" table:formula="of:=IF([.D27]=&quot;&quot;;[.C27];&quot;&quot;)" office:value-type="float" office:value="1.5234375" calcext:value-type="float">
            <text:p>1.52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style-name="ce3" table:formula="of:=[.A28]*10/256" office:value-type="float" office:value="1.5625" calcext:value-type="float">
            <text:p>1.56</text:p>
          </table:table-cell>
          <table:table-cell/>
          <table:table-cell table:style-name="ce3" table:formula="of:=IF([.D28]=&quot;&quot;;[.C28];&quot;&quot;)" office:value-type="float" office:value="1.5625" calcext:value-type="float">
            <text:p>1.56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style-name="ce3" table:formula="of:=[.A29]*10/256" office:value-type="float" office:value="1.40625" calcext:value-type="float">
            <text:p>1.41</text:p>
          </table:table-cell>
          <table:table-cell office:value-type="string" calcext:value-type="string">
            <text:p>x</text:p>
          </table:table-cell>
          <table:table-cell table:style-name="ce3" table:formula="of:=IF([.D29]=&quot;&quot;;[.C29];&quot;&quot;)">
            <text:p/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style-name="ce3" table:formula="of:=[.A30]*10/256" office:value-type="float" office:value="1.25" calcext:value-type="float">
            <text:p>1.25</text:p>
          </table:table-cell>
          <table:table-cell/>
          <table:table-cell table:style-name="ce3" table:formula="of:=IF([.D30]=&quot;&quot;;[.C30];&quot;&quot;)" office:value-type="float" office:value="1.25" calcext:value-type="float">
            <text:p>1.25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style-name="ce3" table:formula="of:=[.A31]*10/256" office:value-type="float" office:value="0.7421875" calcext:value-type="float">
            <text:p>0.74</text:p>
          </table:table-cell>
          <table:table-cell office:value-type="string" calcext:value-type="string">
            <text:p>x</text:p>
          </table:table-cell>
          <table:table-cell table:style-name="ce3" table:formula="of:=IF([.D31]=&quot;&quot;;[.C31];&quot;&quot;)">
            <text:p/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style-name="ce3" table:formula="of:=[.A32]*10/256" office:value-type="float" office:value="1.3671875" calcext:value-type="float">
            <text:p>1.37</text:p>
          </table:table-cell>
          <table:table-cell/>
          <table:table-cell table:style-name="ce3" table:formula="of:=IF([.D32]=&quot;&quot;;[.C32];&quot;&quot;)" office:value-type="float" office:value="1.3671875" calcext:value-type="float">
            <text:p>1.37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style-name="ce3" table:formula="of:=[.A33]*10/256" office:value-type="float" office:value="1.25" calcext:value-type="float">
            <text:p>1.25</text:p>
          </table:table-cell>
          <table:table-cell/>
          <table:table-cell table:style-name="ce3" table:formula="of:=IF([.D33]=&quot;&quot;;[.C33];&quot;&quot;)" office:value-type="float" office:value="1.25" calcext:value-type="float">
            <text:p>1.25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style-name="ce3" table:formula="of:=[.A34]*10/256" office:value-type="float" office:value="0.9765625" calcext:value-type="float">
            <text:p>0.98</text:p>
          </table:table-cell>
          <table:table-cell office:value-type="string" calcext:value-type="string">
            <text:p>x</text:p>
          </table:table-cell>
          <table:table-cell table:style-name="ce3" table:formula="of:=IF([.D34]=&quot;&quot;;[.C34];&quot;&quot;)">
            <text:p/>
          </table:table-cell>
          <table:table-cell table:number-columns-repeated="1019"/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table:style-name="ce3" table:formula="of:=[.A35]*10/256" office:value-type="float" office:value="1.328125" calcext:value-type="float">
            <text:p>1.33</text:p>
          </table:table-cell>
          <table:table-cell/>
          <table:table-cell table:style-name="ce3" table:formula="of:=IF([.D35]=&quot;&quot;;[.C35];&quot;&quot;)" office:value-type="float" office:value="1.328125" calcext:value-type="float">
            <text:p>1.33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3" table:formula="of:=[.A36]*10/256" office:value-type="float" office:value="1.328125" calcext:value-type="float">
            <text:p>1.33</text:p>
          </table:table-cell>
          <table:table-cell/>
          <table:table-cell table:style-name="ce3" table:formula="of:=IF([.D36]=&quot;&quot;;[.C36];&quot;&quot;)" office:value-type="float" office:value="1.328125" calcext:value-type="float">
            <text:p>1.3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style-name="ce3"/>
          <table:table-cell/>
          <table:table-cell table:style-name="ce3" table:formula="of:=IF([.D37]=&quot;&quot;;[.C37];&quot;&quot;)" office:value-type="float" office:value="0" calcext:value-type="float">
            <text:p>0.00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style-name="ce3" table:formula="of:=[.A38]*10/256" office:value-type="float" office:value="0.859375" calcext:value-type="float">
            <text:p>0.86</text:p>
          </table:table-cell>
          <table:table-cell office:value-type="string" calcext:value-type="string">
            <text:p>x</text:p>
          </table:table-cell>
          <table:table-cell table:style-name="ce3" table:formula="of:=IF([.D38]=&quot;&quot;;[.C38];&quot;&quot;)">
            <text:p/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style-name="ce3" table:formula="of:=[.A39]*10/256" office:value-type="float" office:value="1.25" calcext:value-type="float">
            <text:p>1.25</text:p>
          </table:table-cell>
          <table:table-cell/>
          <table:table-cell table:style-name="ce3" table:formula="of:=IF([.D39]=&quot;&quot;;[.C39];&quot;&quot;)" office:value-type="float" office:value="1.25" calcext:value-type="float">
            <text:p>1.25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style-name="ce3" table:formula="of:=[.A40]*10/256" office:value-type="float" office:value="0.859375" calcext:value-type="float">
            <text:p>0.86</text:p>
          </table:table-cell>
          <table:table-cell office:value-type="string" calcext:value-type="string">
            <text:p>x</text:p>
          </table:table-cell>
          <table:table-cell table:style-name="ce3" table:formula="of:=IF([.D40]=&quot;&quot;;[.C40];&quot;&quot;)">
            <text:p/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style-name="ce3" table:formula="of:=[.A41]*10/256" office:value-type="float" office:value="1.4453125" calcext:value-type="float">
            <text:p>1.45</text:p>
          </table:table-cell>
          <table:table-cell/>
          <table:table-cell table:style-name="ce3" table:formula="of:=IF([.D41]=&quot;&quot;;[.C41];&quot;&quot;)" office:value-type="float" office:value="1.4453125" calcext:value-type="float">
            <text:p>1.45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style-name="ce3" table:formula="of:=[.A42]*10/256" office:value-type="float" office:value="1.40625" calcext:value-type="float">
            <text:p>1.41</text:p>
          </table:table-cell>
          <table:table-cell/>
          <table:table-cell table:style-name="ce3" table:formula="of:=IF([.D42]=&quot;&quot;;[.C42];&quot;&quot;)" office:value-type="float" office:value="1.40625" calcext:value-type="float">
            <text:p>1.41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style-name="ce3" table:formula="of:=[.A43]*10/256" office:value-type="float" office:value="0.9375" calcext:value-type="float">
            <text:p>0.94</text:p>
          </table:table-cell>
          <table:table-cell office:value-type="string" calcext:value-type="string">
            <text:p>x</text:p>
          </table:table-cell>
          <table:table-cell table:style-name="ce3" table:formula="of:=IF([.D43]=&quot;&quot;;[.C43];&quot;&quot;)">
            <text:p/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style-name="ce3" table:formula="of:=[.A44]*10/256" office:value-type="float" office:value="1.2109375" calcext:value-type="float">
            <text:p>1.21</text:p>
          </table:table-cell>
          <table:table-cell/>
          <table:table-cell table:style-name="ce3" table:formula="of:=IF([.D44]=&quot;&quot;;[.C44];&quot;&quot;)" office:value-type="float" office:value="1.2109375" calcext:value-type="float">
            <text:p>1.21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style-name="ce3" table:formula="of:=[.A45]*10/256" office:value-type="float" office:value="1.4453125" calcext:value-type="float">
            <text:p>1.45</text:p>
          </table:table-cell>
          <table:table-cell/>
          <table:table-cell table:style-name="ce3" table:formula="of:=IF([.D45]=&quot;&quot;;[.C45];&quot;&quot;)" office:value-type="float" office:value="1.4453125" calcext:value-type="float">
            <text:p>1.45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style-name="ce3" table:formula="of:=[.A46]*10/256" office:value-type="float" office:value="0.9375" calcext:value-type="float">
            <text:p>0.94</text:p>
          </table:table-cell>
          <table:table-cell office:value-type="string" calcext:value-type="string">
            <text:p>x</text:p>
          </table:table-cell>
          <table:table-cell table:style-name="ce3" table:formula="of:=IF([.D46]=&quot;&quot;;[.C46];&quot;&quot;)">
            <text:p/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style-name="ce3" table:formula="of:=[.A47]*10/256" office:value-type="float" office:value="1.2890625" calcext:value-type="float">
            <text:p>1.29</text:p>
          </table:table-cell>
          <table:table-cell/>
          <table:table-cell table:style-name="ce3" table:formula="of:=IF([.D47]=&quot;&quot;;[.C47];&quot;&quot;)" office:value-type="float" office:value="1.2890625" calcext:value-type="float">
            <text:p>1.29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style-name="ce3" table:formula="of:=[.A48]*10/256" office:value-type="float" office:value="0.8203125" calcext:value-type="float">
            <text:p>0.82</text:p>
          </table:table-cell>
          <table:table-cell office:value-type="string" calcext:value-type="string">
            <text:p>x</text:p>
          </table:table-cell>
          <table:table-cell table:style-name="ce3" table:formula="of:=IF([.D48]=&quot;&quot;;[.C48];&quot;&quot;)">
            <text:p/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style-name="ce3" table:formula="of:=[.A49]*10/256" office:value-type="float" office:value="1.4453125" calcext:value-type="float">
            <text:p>1.45</text:p>
          </table:table-cell>
          <table:table-cell/>
          <table:table-cell table:style-name="ce3" table:formula="of:=IF([.D49]=&quot;&quot;;[.C49];&quot;&quot;)" office:value-type="float" office:value="1.4453125" calcext:value-type="float">
            <text:p>1.45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style-name="ce3" table:formula="of:=[.A50]*10/256" office:value-type="float" office:value="1.171875" calcext:value-type="float">
            <text:p>1.17</text:p>
          </table:table-cell>
          <table:table-cell/>
          <table:table-cell table:style-name="ce3" table:formula="of:=IF([.D50]=&quot;&quot;;[.C50];&quot;&quot;)" office:value-type="float" office:value="1.171875" calcext:value-type="float">
            <text:p>1.17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3" table:formula="of:=[.A51]*10/256" office:value-type="float" office:value="0.78125" calcext:value-type="float">
            <text:p>0.78</text:p>
          </table:table-cell>
          <table:table-cell office:value-type="string" calcext:value-type="string">
            <text:p>x</text:p>
          </table:table-cell>
          <table:table-cell table:style-name="ce3" table:formula="of:=IF([.D51]=&quot;&quot;;[.C51];&quot;&quot;)">
            <text:p/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style-name="ce3" table:formula="of:=[.A52]*10/256" office:value-type="float" office:value="1.1328125" calcext:value-type="float">
            <text:p>1.13</text:p>
          </table:table-cell>
          <table:table-cell/>
          <table:table-cell table:style-name="ce3" table:formula="of:=IF([.D52]=&quot;&quot;;[.C52];&quot;&quot;)" office:value-type="float" office:value="1.1328125" calcext:value-type="float">
            <text:p>1.13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style-name="ce3" table:formula="of:=[.A53]*10/256" office:value-type="float" office:value="1.6796875" calcext:value-type="float">
            <text:p>1.68</text:p>
          </table:table-cell>
          <table:table-cell/>
          <table:table-cell table:style-name="ce3" table:formula="of:=IF([.D53]=&quot;&quot;;[.C53];&quot;&quot;)" office:value-type="float" office:value="1.6796875" calcext:value-type="float">
            <text:p>1.68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style-name="ce3" table:formula="of:=[.A54]*10/256" office:value-type="float" office:value="0.859375" calcext:value-type="float">
            <text:p>0.86</text:p>
          </table:table-cell>
          <table:table-cell office:value-type="string" calcext:value-type="string">
            <text:p>x</text:p>
          </table:table-cell>
          <table:table-cell table:style-name="ce3" table:formula="of:=IF([.D54]=&quot;&quot;;[.C54];&quot;&quot;)">
            <text:p/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style-name="ce3" table:formula="of:=[.A55]*10/256" office:value-type="float" office:value="1.09375" calcext:value-type="float">
            <text:p>1.09</text:p>
          </table:table-cell>
          <table:table-cell/>
          <table:table-cell table:style-name="ce3" table:formula="of:=IF([.D55]=&quot;&quot;;[.C55];&quot;&quot;)" office:value-type="float" office:value="1.09375" calcext:value-type="float">
            <text:p>1.09</text:p>
          </table:table-cell>
          <table:table-cell table:number-columns-repeated="10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style-name="ce3" table:formula="of:=[.A56]*10/256" office:value-type="float" office:value="1.6015625" calcext:value-type="float">
            <text:p>1.60</text:p>
          </table:table-cell>
          <table:table-cell/>
          <table:table-cell table:style-name="ce3" table:formula="of:=IF([.D56]=&quot;&quot;;[.C56];&quot;&quot;)" office:value-type="float" office:value="1.6015625" calcext:value-type="float">
            <text:p>1.60</text:p>
          </table:table-cell>
          <table:table-cell table:number-columns-repeated="1019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nkel" table:style-name="ta3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#Winkel</text:p>
          </table:table-cell>
          <table:table-cell office:value-type="string" calcext:value-type="string">
            <text:p>Grad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Mittelw.</text:p>
          </table:table-cell>
          <table:table-cell office:value-type="string" calcext:value-type="string">
            <text:p>SQRT(Var)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5" table:formula="of:=AVERAGE([.B2:.B49])" office:value-type="float" office:value="119.770833333333" calcext:value-type="float">
            <text:p>119.8</text:p>
          </table:table-cell>
          <table:table-cell table:style-name="ce5" table:formula="of:=SQRT(VAR([.B2:.B49]))" office:value-type="float" office:value="19.6319752025773" calcext:value-type="float">
            <text:p>19.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8" calcext:value-type="float">
            <text:p>138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6" calcext:value-type="float">
            <text:p>136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0" calcext:value-type="float">
            <text:p>130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2" calcext:value-type="float">
            <text:p>132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4" calcext:value-type="float">
            <text:p>134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7" calcext:value-type="float">
            <text:p>137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4" calcext:value-type="float">
            <text:p>134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1" calcext:value-type="float">
            <text:p>141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initial-creator>Christian</meta:initial-creator>
    <meta:creation-date>2014-10-25T11:08:09Z</meta:creation-date>
    <dc:date>2014-10-26T10:24:35.377000000</dc:date>
    <meta:editing-duration>PT12M2S</meta:editing-duration>
    <meta:editing-cycles>2</meta:editing-cycles>
    <meta:document-statistic meta:table-count="4" meta:cell-count="357" meta:object-count="0"/>
  </office:meta>
</office:document-meta>
</file>